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ber of hollow blocks for guest 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4.2024/pekk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llow block lengt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ow block heigh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use length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 width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l height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ro_divider_wall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ilet_wall_length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ll area</text:p>
          </table:table-cell>
          <table:table-cell/>
          <table:table-cell table:formula="of:=2*[.C7]*[.C9]+(2+[.C11])*[.C8]*[.C9]+[.C12]*[.C9]" office:value-type="float" office:value="647400" calcext:value-type="float">
            <text:p>647400</text:p>
          </table:table-cell>
          <table:table-cell office:value-type="string" calcext:value-type="string">
            <text:p>cm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low block area</text:p>
          </table:table-cell>
          <table:table-cell/>
          <table:table-cell table:formula="of:=[.C4]*[.C5]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umber of hollow blocks for guest house</text:p>
          </table:table-cell>
          <table:table-cell table:style-name="ce1" table:number-columns-repeated="3"/>
          <table:table-cell table:style-name="ce1" table:formula="of:=[.C14]/[.C15]" office:value-type="float" office:value="809.25" calcext:value-type="float">
            <text:p>809.25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his includes extras because windows and doors are not taken out of hollow block coun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46:58.953934952</meta:creation-date>
    <dc:date>2025-04-26T14:58:40.994513283</dc:date>
    <meta:editing-duration>PT11M41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